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4.188cm" fo:margin-left="0cm" fo:margin-right="1.512cm" table:align="margins"/>
    </style:style>
    <style:style style:name="Tableau1.A" style:family="table-column">
      <style:table-column-properties style:column-width="24.188cm" style:rel-column-width="65535*"/>
    </style:style>
    <style:style style:name="Tableau1.A1" style:family="table-cell">
      <style:table-cell-properties fo:padding="0.097cm" fo:border="0.002cm solid #000000"/>
    </style:style>
    <style:style style:name="P1" style:family="paragraph" style:parent-style-name="Table_20_Contents">
      <style:text-properties fo:color="#000000" style:font-name="Courier New" fo:font-size="7pt" fo:background-color="transparent" style:font-size-asian="7pt" style:font-size-complex="7pt"/>
    </style:style>
    <style:style style:name="T1" style:family="text">
      <style:text-properties fo:color="#cccc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E020 E120 E220 E320 E420 E520 E620 E720 E820 E920 EA20 EB20 EC20 ED20 EE20 EF20 0021 0121 0221 0321 0421 0521 0621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F020 F120 F220 F320 F420 F520 F620 F720 F820 F920 FA20 FB20 FC20 FD20 FE20 FF20 1021 1121 1221 1321 1421 1521 1621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0721 0821 0921 0A21 0B21 0C21 0D21 0E21 0F21 2021 2121 2221 2321 2421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1721 1821 1921 1A21 1B21 1C21 1D21 1E21 1F21 3021 3121 3221 3321 3421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2521 2621 2721 2821 2921 2A21 2B21 2C21 2D21 2E21 2F21 4021 4121 4221 4321 4421 4521 4621 4721 4821 4921 4A21 4B21 4C21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3521 3621 3721 3821 3921 3A21 3B21 3C21 3D21 3E21 3F21 5021 5121 5221 5321 5421 5521 5621 5721 5821 5921 5A21 5B21 5C21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4D21 4E21 4F21 6021 6121 6221 6321 6421 6521 6621 6721 6821 6921 6A21 6B21 6C21 6D21 6E21 6F21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5D21 5E21 5F21 7021 7121 7221 7321 7421 7521 7621 7721 7821 7921 7A21 7B21 7C21 7D21 7E21 7F21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8021 8121 8221 8321 8421 8521 8621 8721 8821 8921 8A21 8B21 8C21 8D21 8E21 8F21 A021 A121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9021 9121 9221 9321 9421 9521 9621 9721 9821 9921 9A21 9B21 9C21 9D21 9E21 9F21 B021 B121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A421 A521 A621 A721 A821 A921 AA21 AB21 AC21 AD21 AE21 AF21 C021 C121 C221 C321 C421 C521 C621 C721 C821 C921 CA21 CB21 CC21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B421 B521 B621 B721 B821 B921 BA21 BB21 BC21 BD21 BE21 BF21 D021 D121 D221 D321 D421 D521 D621 D721 D821 D921 DA21 DB21 DC21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CD21 CE21 CF21 E021 E121 E221 E321 E421 E521 E621 E721 E821 E921 EA21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DD21 DE21 DF21 F021 F121 F221 F321 F421 F521 F621 F721 F821 F921 FA21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EB21 EC21 ED21 EE21 EF21 0022 0122 0222 0322 0422 0522 0622 0722 0822 0922 0A22 0B22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FB21 FC21 FD21 FE21 FF21 1022 1122 1222 1322 1422 1522 1622 1722 1822 1922 1A22 1B22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 <text:span text:style-name="T1">FF02</text:span></text:p>
          </table:table-cell>
        </table:table-row>
      </table:table>
      <text:p text:style-name="Standard"/>
      <text:p text:style-name="Standard">Lv<text:tab/>E</text:p>
      <text:p text:style-name="Standard">HP<text:tab/>/</text:p>
      <text:p text:style-name="Standard"/>
      <text:p text:style-name="Standard">Prendre<text:tab/>Donner</text:p>
      <text:p text:style-name="Standard">Jeter<text:tab/><text:tab/>????</text:p>
      <text:p text:style-name="Standard"/>
      <text:p text:style-name="Standard">21-24?=Blanc</text:p>
      <text:p text:style-name="Standard"/>
      <text:p text:style-name="Standard">25-28?=Marron</text:p>
      <text:p text:style-name="Standard"/>
      <text:p text:style-name="Standard">29-C?=Bleu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acis Miacidae</meta:initial-creator>
    <meta:creation-date>2019-10-23T16:12:49.37</meta:creation-date>
    <dc:date>2019-11-13T15:16:10.33</dc:date>
    <dc:creator>Miacis Miacidae</dc:creator>
    <meta:editing-duration>PT7H13M6S</meta:editing-duration>
    <meta:editing-cycles>18</meta:editing-cycles>
    <meta:generator>OpenOffice/4.1.6$Win32 OpenOffice.org_project/416m1$Build-9790</meta:generator>
    <meta:document-statistic meta:table-count="1" meta:image-count="0" meta:object-count="0" meta:page-count="1" meta:paragraph-count="8" meta:word-count="1035" meta:character-count="5187"/>
  </office:meta>
</office:document-meta>
</file>